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6pt" style:font-size-asian="36pt" style:font-size-complex="36pt"/>
    </style:style>
    <style:style style:name="P7" style:family="paragraph">
      <style:text-properties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26pt" style:font-size-asian="36pt" style:font-size-complex="36pt"/>
    </style:style>
    <style:style style:name="T23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 text:style-name="P5"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 text:style-name="P5"><text:span text:style-name="T21">2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6" draw:layer="layout" svg:width="25.199cm" svg:height="4.384cm" svg:x="1.4cm" svg:y="0.398cm" presentation:class="title" presentation:user-transformed="true">
          <draw:text-box>
            <text:p><text:span text:style-name="T22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 ϕ → ϕ − (∂|∂t)χ ; A → A + ∇χ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 → ϕ − (∂|∂t)χ ; A → A + ∇χ? 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7" draw:layer="layout" svg:width="25.199cm" svg:height="4.027cm" svg:x="1.4cm" svg:y="0.575cm" presentation:class="title" presentation:user-transformed="true">
          <draw:text-box>
            <text:p><text:span text:style-name="T23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7" draw:layer="layout" svg:width="25.199cm" svg:height="4.027cm" svg:x="1.4cm" svg:y="0.575cm" presentation:class="title" presentation:user-transformed="true">
          <draw:text-box>
            <text:p><text:span text:style-name="T23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4-02T18:39:04.981000000</dc:date>
    <meta:document-statistic meta:object-count="310"/>
  </office:meta>
</office:document-meta>
</file>